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banglaenglosoftw8asc" svg:font-family="banglaenglosoftw8asc" style:font-pitch="variable"/>
    <style:font-face style:name="banglaenglosoftw8mono" svg:font-family="banglaenglosoftw8mono" style:font-pitch="fixed"/>
    <style:font-face style:name="binaryw115b" svg:font-family="binaryw115b" style:font-pitch="variable"/>
    <style:font-face style:name="binarywenglodotw8asc" svg:font-family="binarywenglodotw8asc" style:font-pitch="variable"/>
    <style:font-face style:name="binarywenglosoftw8asc" svg:font-family="binarywenglosoftw8asc" style:font-pitch="variable"/>
    <style:font-face style:name="gurmukhienglosoftw8asc" svg:font-family="gurmukhienglosoftw8asc" style:font-pitch="variable"/>
    <style:font-face style:name="gurmukhienglosoftw8mono" svg:font-family="gurmukhienglosoftw8mono" style:font-pitch="fixed"/>
    <style:font-face style:name="guzratienglosoftw8mono" svg:font-family="guzratienglosoftw8mono" style:font-pitch="fixed"/>
    <style:font-face style:name="heks115b" svg:font-family="heks115b" style:font-pitch="variable"/>
    <style:font-face style:name="heksenglodotw8asc" svg:font-family="heksenglodotw8asc" style:font-pitch="variable"/>
    <style:font-face style:name="hindienglodotw8asc" svg:font-family="hindienglodotw8asc" style:font-pitch="variable"/>
    <style:font-face style:name="hindienglosoftw8asc" svg:font-family="hindienglosoftw8asc" style:font-pitch="variable"/>
    <style:font-face style:name="hindienglosoftw8mono" svg:font-family="hindienglosoftw8mono" style:font-pitch="fixed"/>
    <style:font-face style:name="ing115b" svg:font-family="ing115b" style:font-pitch="variable"/>
    <style:font-face style:name="inglishenglodotw8asc" svg:font-family="inglishenglodotw8asc" style:font-pitch="variable"/>
    <style:font-face style:name="inglishenglosoftw8asc" svg:font-family="inglishenglosoftw8asc" style:font-pitch="variable"/>
    <style:font-face style:name="inglishenglosoftw8mono" svg:font-family="inglishenglosoftw8mono" style:font-pitch="fixed"/>
    <style:font-face style:name="kannadaenglosoftw8mono" svg:font-family="kannadaenglosoftw8mono" style:font-pitch="fixed"/>
    <style:font-face style:name="koreanenglosoftw8asc" svg:font-family="koreanenglosoftw8asc" style:font-pitch="variable"/>
    <style:font-face style:name="koreanenglosoftw8mono" svg:font-family="koreanenglosoftw8mono" style:font-pitch="variable"/>
    <style:font-face style:name="malayalamenglosoftw8asc" svg:font-family="malayalamenglosoftw8asc" style:font-pitch="variable"/>
    <style:font-face style:name="malayalamenglosoftw8mono" svg:font-family="malayalamenglosoftw8mono" style:font-pitch="fixed"/>
    <style:font-face style:name="oriyaenglosoftw8asc" svg:font-family="oriyaenglosoftw8asc" style:font-pitch="variable"/>
    <style:font-face style:name="oriyaenglosoftw8mono" svg:font-family="oriyaenglosoftw8mono" style:font-pitch="fixed"/>
    <style:font-face style:name="russianenglosoftw8asc" svg:font-family="russianenglosoftw8asc" style:font-pitch="variable"/>
    <style:font-face style:name="russianenglosoftw8mono" svg:font-family="russianenglosoftw8mono" style:font-pitch="variable"/>
    <style:font-face style:name="sinhalaenglosoftw8asc" svg:font-family="sinhalaenglosoftw8asc" style:font-pitch="variable"/>
    <style:font-face style:name="sinhalaenglosoftw8mono" svg:font-family="sinhalaenglosoftw8mono" style:font-pitch="fixed"/>
    <style:font-face style:name="tamilenglosoftw8asc" svg:font-family="tamilenglosoftw8asc" style:font-pitch="variable"/>
    <style:font-face style:name="tamilenglosoftw8mono" svg:font-family="tamilenglosoftw8mono" style:font-pitch="fixed"/>
    <style:font-face style:name="teluguenglosoftw8asc" svg:font-family="teluguenglosoftw8asc" style:font-pitch="variable"/>
    <style:font-face style:name="teluguenglosoftw8mono" svg:font-family="teluguenglosoftw8mono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7.006cm"/>
    </style:style>
    <style:style style:name="co11" style:family="table-column">
      <style:table-column-properties fo:break-before="auto" style:column-width="8.177cm"/>
    </style:style>
    <style:style style:name="co12" style:family="table-column">
      <style:table-column-properties fo:break-before="auto" style:column-width="8.913cm"/>
    </style:style>
    <style:style style:name="co13" style:family="table-column">
      <style:table-column-properties fo:break-before="auto" style:column-width="6.299cm"/>
    </style:style>
    <style:style style:name="co14" style:family="table-column">
      <style:table-column-properties fo:break-before="auto" style:column-width="8.206cm"/>
    </style:style>
    <style:style style:name="co15" style:family="table-column">
      <style:table-column-properties fo:break-before="auto" style:column-width="0.771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4.473cm"/>
    </style:style>
    <style:style style:name="co18" style:family="table-column">
      <style:table-column-properties fo:break-before="auto" style:column-width="1.697cm"/>
    </style:style>
    <style:style style:name="co19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5cm" fo:break-before="auto" style:use-optimal-row-height="true"/>
    </style:style>
    <style:style style:name="ro3" style:family="table-row">
      <style:table-row-properties style:row-height="0.945cm" fo:break-before="auto" style:use-optimal-row-height="true"/>
    </style:style>
    <style:style style:name="ro4" style:family="table-row">
      <style:table-row-properties style:row-height="1.528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0.903cm" fo:break-before="auto" style:use-optimal-row-height="true"/>
    </style:style>
    <style:style style:name="ro8" style:family="table-row">
      <style:table-row-properties style:row-height="1.194cm" fo:break-before="auto" style:use-optimal-row-height="true"/>
    </style:style>
    <style:style style:name="ro9" style:family="table-row">
      <style:table-row-properties style:row-height="1.111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inglishenglosoftw8asc" fo:font-size="34pt" style:font-size-asian="34pt" style:font-size-complex="34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hindienglosoftw8asc" fo:font-size="22pt" style:font-size-asian="22pt" style:font-size-complex="22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inglishenglosoftw8asc" fo:font-size="36pt" style:font-size-asian="36pt" style:font-size-complex="36pt"/>
    </style:style>
    <style:style style:name="ce10" style:family="table-cell" style:parent-style-name="Default">
      <style:table-cell-properties fo:background-color="#4e102d" style:text-align-source="fix" style:repeat-content="false" fo:border="0.74pt solid #000000" style:vertical-align="middle"/>
      <style:paragraph-properties fo:text-align="center" fo:margin-left="0cm"/>
      <style:text-properties style:font-name="hindienglosoftw8asc" fo:font-size="20pt" style:font-size-asian="20pt" style:font-size-complex="20pt"/>
    </style:style>
    <style:style style:name="ce11" style:family="table-cell" style:parent-style-name="Default">
      <style:table-cell-properties fo:border="0.74pt solid #000000" style:vertical-align="middle"/>
      <style:text-properties style:font-name="hindienglosoftw8asc" fo:font-size="28pt" style:font-size-asian="28pt" style:font-size-complex="28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banglaenglosoftw8asc" fo:font-size="22pt" style:font-size-asian="22pt" style:font-size-complex="22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oriyaenglosoftw8asc" fo:font-size="22pt" style:font-size-asian="22pt" style:font-size-complex="22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eluguenglosoftw8asc" fo:font-size="22pt" style:font-size-asian="22pt" style:font-size-complex="22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malayalamenglosoftw8asc" fo:font-size="22pt" style:font-size-asian="22pt" style:font-size-complex="22pt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gurmukhienglosoftw8asc" fo:font-size="22pt" style:font-size-asian="22pt" style:font-size-complex="22pt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fo:border="0.74pt solid #000000"/>
      <style:text-properties fo:font-size="21pt" style:font-size-asian="21pt" style:font-size-complex="21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inglishenglodotw8asc" fo:font-size="21pt" style:font-size-asian="21pt" style:font-size-complex="21pt"/>
    </style:style>
    <style:style style:name="ce3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inglishenglodotw8asc" fo:font-size="21pt" style:font-size-asian="21pt" style:font-size-complex="21p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heksenglodotw8asc" fo:font-size="21pt" style:font-size-asian="21pt" style:font-size-complex="21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binarywenglodotw8asc" fo:font-size="21pt" style:font-size-asian="21pt" style:font-size-complex="2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heks115b" fo:font-size="21pt" style:font-size-asian="21pt" style:font-size-complex="21pt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binarywenglosoftw8asc" fo:font-size="21pt" style:font-size-asian="21pt" style:font-size-complex="21pt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inglishenglodotw8asc" fo:font-size="21pt" style:font-size-asian="21pt" style:font-size-complex="21pt"/>
    </style:style>
    <style:style style:name="ce39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style:font-name="inglishenglodotw8asc" fo:font-size="21pt" style:font-size-asian="21pt" style:font-size-complex="21pt"/>
    </style:style>
    <style:style style:name="ce40" style:family="table-cell" style:parent-style-name="Default">
      <style:table-cell-properties fo:border="0.74pt solid #000000"/>
      <style:text-properties style:font-name="hindienglodotw8asc" fo:font-size="21pt" style:font-size-asian="21pt" style:font-size-complex="21pt"/>
    </style:style>
    <style:style style:name="ce41" style:family="table-cell" style:parent-style-name="Default">
      <style:table-cell-properties fo:border="0.74pt solid #000000"/>
      <style:text-properties style:font-name="teluguenglosoftw8asc" fo:font-size="21pt" style:font-size-asian="21pt" style:font-size-complex="21pt"/>
    </style:style>
    <style:style style:name="ce20" style:family="table-cell" style:parent-style-name="Default">
      <style:table-cell-properties fo:border="0.74pt solid #000000"/>
      <style:text-properties style:font-name="heks115b" fo:font-size="21pt" style:font-size-asian="21pt" style:font-size-complex="21pt"/>
    </style:style>
    <style:style style:name="ce21" style:family="table-cell" style:parent-style-name="Default">
      <style:table-cell-properties fo:background-color="#28471f" style:text-align-source="fix" style:repeat-content="false" fo:border="0.74pt solid #000000"/>
      <style:paragraph-properties fo:text-align="center" fo:margin-left="0cm"/>
      <style:text-properties fo:color="#ff7b59" style:font-name="heks115b" fo:font-size="28pt" style:font-size-asian="28pt" style:font-size-complex="28pt"/>
    </style:style>
    <style:style style:name="ce27" style:family="table-cell" style:parent-style-name="Default">
      <style:table-cell-properties fo:background-color="#28471f" style:text-align-source="fix" style:repeat-content="false"/>
      <style:paragraph-properties fo:text-align="center" fo:margin-left="0cm"/>
      <style:text-properties fo:color="#ff7b59" style:font-name="binaryw115b" fo:font-size="26pt" style:font-size-asian="26pt" style:font-size-complex="26pt"/>
    </style:style>
    <style:style style:name="ce2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heks115b" fo:font-size="21pt" style:font-size-asian="21pt" style:font-size-complex="21pt"/>
    </style:style>
    <style:style style:name="ce2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binaryw115b" fo:font-size="20pt" style:font-size-asian="20pt" style:font-size-complex="20pt"/>
    </style:style>
    <style:style style:name="ce30" style:family="table-cell" style:parent-style-name="Default">
      <style:table-cell-properties fo:background-color="#28471f" style:text-align-source="fix" style:repeat-content="false" fo:border="0.74pt solid #000000"/>
      <style:paragraph-properties fo:text-align="center" fo:margin-left="0cm"/>
      <style:text-properties fo:color="#ff7b59" style:font-name="ing115b" fo:font-size="22pt" style:font-size-asian="22pt" style:font-size-complex="22pt"/>
    </style:style>
    <style:style style:name="ce23" style:family="table-cell" style:parent-style-name="Default">
      <style:table-cell-properties fo:background-color="#28471f" style:text-align-source="fix" style:repeat-content="false"/>
      <style:paragraph-properties fo:text-align="center" fo:margin-left="0cm"/>
      <style:text-properties fo:color="#ff7b59" style:font-name="binaryw115b" fo:font-size="22pt" style:font-size-asian="22pt" style:font-size-complex="2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naryw115b" fo:font-size="20pt" style:font-size-asian="20pt" style:font-size-complex="20pt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inglishenglosoftw8asc" fo:font-size="22pt" style:font-size-asian="22pt" style:font-size-complex="22pt"/>
    </style:style>
    <style:style style:name="ce65" style:family="table-cell" style:parent-style-name="Default">
      <style:table-cell-properties style:vertical-align="middle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binarywenglosoftw8asc" fo:font-size="22pt" style:font-size-asian="22pt" style:font-size-complex="22pt"/>
    </style:style>
    <style:style style:name="ce67" style:family="table-cell" style:parent-style-name="Default">
      <style:table-cell-properties style:vertical-align="middle"/>
      <style:text-properties style:font-name="binarywenglosoftw8asc"/>
    </style:style>
    <style:style style:name="ce6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font-name="inglishenglosoftw8mono" fo:font-size="22pt" style:font-size-asian="22pt" style:font-size-complex="22pt"/>
    </style:style>
    <style:style style:name="ce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inglishenglosoftw8mono" fo:font-size="22pt" style:font-size-asian="22pt" style:font-size-complex="22pt"/>
    </style:style>
    <style:style style:name="ce70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inglishenglosoftw8mono" fo:font-size="22pt" style:font-size-asian="22pt" style:font-size-complex="22pt"/>
    </style:style>
    <style:style style:name="ce71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sinhalaenglosoftw8mono" fo:font-size="22pt" style:font-size-asian="22pt" style:font-size-complex="22pt"/>
    </style:style>
    <style:style style:name="ce72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malayalamenglosoftw8mono" fo:font-size="22pt" style:font-size-asian="22pt" style:font-size-complex="22pt"/>
    </style:style>
    <style:style style:name="ce73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tamilenglosoftw8mono" fo:font-size="22pt" style:font-size-asian="22pt" style:font-size-complex="22pt"/>
    </style:style>
    <style:style style:name="ce74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koreanenglosoftw8mono" fo:font-size="22pt" style:font-size-asian="22pt" style:font-size-complex="22pt"/>
    </style:style>
    <style:style style:name="ce75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russianenglosoftw8mono" fo:font-size="22pt" style:font-size-asian="22pt" style:font-size-complex="22pt"/>
    </style:style>
    <style:style style:name="ce76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hindienglosoftw8mono" fo:font-size="22pt" style:font-size-asian="22pt" style:font-size-complex="22pt"/>
    </style:style>
    <style:style style:name="ce77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guzratienglosoftw8mono" fo:font-size="22pt" style:font-size-asian="22pt" style:font-size-complex="22pt"/>
    </style:style>
    <style:style style:name="ce78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gurmukhienglosoftw8mono" fo:font-size="22pt" style:font-size-asian="22pt" style:font-size-complex="22pt"/>
    </style:style>
    <style:style style:name="ce79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banglaenglosoftw8mono" fo:font-size="22pt" style:font-size-asian="22pt" style:font-size-complex="22pt"/>
    </style:style>
    <style:style style:name="ce80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oriyaenglosoftw8mono" fo:font-size="22pt" style:font-size-asian="22pt" style:font-size-complex="22pt"/>
    </style:style>
    <style:style style:name="ce81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kannadaenglosoftw8mono" fo:font-size="22pt" style:font-size-asian="22pt" style:font-size-complex="22pt"/>
    </style:style>
    <style:style style:name="ce82" style:family="table-cell" style:parent-style-name="Default">
      <style:table-cell-properties fo:background-color="#36fe29" style:text-align-source="fix" style:repeat-content="false" fo:border="0.74pt solid #000000" style:vertical-align="middle"/>
      <style:paragraph-properties fo:text-align="center" fo:margin-left="0cm"/>
      <style:text-properties style:font-name="teluguenglosoftw8mono" fo:font-size="22pt" style:font-size-asian="22pt" style:font-size-complex="22pt"/>
    </style:style>
    <style:style style:name="ce83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start" fo:margin-left="0cm"/>
      <style:text-properties fo:color="#ffffff" style:font-name="inglishenglosoftw8mono" fo:font-size="22pt" style:font-size-asian="22pt" style:font-size-complex="22pt"/>
    </style:style>
    <style:style style:name="ce84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start" fo:margin-left="0cm"/>
      <style:text-properties style:font-name="inglishenglosoftw8mono" fo:font-size="22pt" style:font-size-asian="22pt" style:font-size-complex="22pt"/>
    </style:style>
    <style:style style:name="T1" style:family="text">
      <style:text-properties fo:color="#ffff00" fo:font-size="28pt" style:font-size-asian="28pt" style:font-size-complex="28pt"/>
    </style:style>
    <style:style style:name="T2" style:family="text">
      <style:text-properties style:font-name="inglishenglosoftw8asc" fo:font-size="2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23pt" style:font-size-complex="2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heks115b" fo:font-size="2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21pt" style:font-size-complex="2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7b59" style:font-name="binaryw115b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7b59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ing115b"/>
    </style:style>
  </office:automatic-styles>
  <office:body>
    <office:spreadsheet>
      <table:calculation-settings table:automatic-find-labels="false" table:use-regular-expressions="false" table:use-wildcards="true"/>
      <table:table table:name="mlp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modern lxNguxge public school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table:style-name="ce2"/>
          <table:table-cell table:style-name="ce6" office:value-type="string" calcext:value-type="string">
            <text:p>mlps</text:p>
          </table:table-cell>
          <table:table-cell table:style-name="ce12" office:value-type="string" calcext:value-type="string">
            <text:p>mlps</text:p>
          </table:table-cell>
          <table:table-cell table:style-name="ce14" office:value-type="string" calcext:value-type="string">
            <text:p>mlps</text:p>
          </table:table-cell>
          <table:table-cell table:style-name="ce19" office:value-type="string" calcext:value-type="string">
            <text:p>mlps</text:p>
          </table:table-cell>
          <table:table-cell table:style-name="ce22" office:value-type="string" calcext:value-type="string">
            <text:p>mlps</text:p>
          </table:table-cell>
          <table:table-cell table:style-name="ce28" office:value-type="string" calcext:value-type="string">
            <text:p>mlps</text:p>
          </table:table-cell>
          <table:table-cell table:style-name="ce29" table:number-columns-repeated="3"/>
          <table:table-cell table:style-name="ce2" table:number-columns-repeated="1014"/>
        </table:table-row>
        <table:table-row table:style-name="ro4">
          <table:table-cell/>
          <table:table-cell table:style-name="ce9" office:value-type="string" calcext:value-type="string" table:number-columns-spanned="6" table:number-rows-spanned="1">
            <text:p>rexdiNg / typing / computer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 table:number-columns-spanned="6" table:number-rows-spanned="1">
            <text:p>typescript web dewelopment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/>
          <table:table-cell table:style-name="ce10" office:value-type="string" calcext:value-type="string" table:number-columns-spanned="6" table:number-rows-spanned="1">
            <text:p><text:span text:style-name="T1"><text:a xlink:href="https://hscii/" xlink:type="simple">https://hscii</text:a></text:span><text:span text:style-name="T1">.vercel.app </text:span></text:p>
            <text:p><text:span text:style-name="T2">a b c d e f h i j k l m n o p q r s t u v w x y z</text:span></text:p>
          </table:table-cell>
          <table:covered-table-cell table:number-columns-repeated="5"/>
          <table:table-cell table:number-columns-repeated="1017"/>
        </table:table-row>
        <table:table-row table:style-name="ro6">
          <table:table-cell/>
          <table:table-cell table:style-name="ce11" office:value-type="string" calcext:value-type="string" table:number-columns-spanned="6" table:number-rows-spanned="1">
            <text:p>x a i u e o N k K g G c C z Z t T d D</text:p>
            <text:p>j J q Q n p f b B m y r R l w s S v h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ka tebl" table:style-name="ta1">
        <table:table-column table:style-name="co5" table:visibility="collapse" table:default-cell-style-name="ce3"/>
        <table:table-column table:style-name="co6" table:default-cell-style-name="ce32"/>
        <table:table-column table:style-name="co7" table:default-cell-style-name="ce34"/>
        <table:table-column table:style-name="co7" table:default-cell-style-name="ce35"/>
        <table:table-column table:style-name="co8" table:default-cell-style-name="ce13"/>
        <table:table-column table:style-name="co9" table:default-cell-style-name="ce37"/>
        <table:table-column table:style-name="co10" table:default-cell-style-name="ce38"/>
        <table:table-column table:style-name="co11" table:default-cell-style-name="ce40"/>
        <table:table-column table:style-name="co12" table:default-cell-style-name="ce41"/>
        <table:table-column table:style-name="co7" table:number-columns-repeated="1015" table:default-cell-style-name="ce3"/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wn</text:p>
          </table:table-cell>
          <table:table-cell table:formula="of:=DEC2HEX([.A1])" office:value-type="string" office:string-value="1" calcext:value-type="string">
            <text:p>1</text:p>
          </table:table-cell>
          <table:table-cell table:formula="of:=[.C1]" office:value-type="string" office:string-value="1" calcext:value-type="string">
            <text:p>1</text:p>
          </table:table-cell>
          <table:table-cell table:formula="of:=CONCATENATE(&quot;2*&quot;;DEC2HEX([.A1]);&quot;=&quot;;DEC2HEX(PRODUCT(2;[.A1])))" office:value-type="string" office:string-value="2*1=2" calcext:value-type="string">
            <text:p>2*1=2</text:p>
          </table:table-cell>
          <table:table-cell table:formula="of:=[.E1]" office:value-type="string" office:string-value="2*1=2" calcext:value-type="string">
            <text:p>2*1=2</text:p>
          </table:table-cell>
          <table:table-cell office:value-type="string" calcext:value-type="string">
            <text:p>qo ekxm qo</text:p>
          </table:table-cell>
          <table:table-cell table:formula="of:=[.G1]" office:value-type="string" office:string-value="qo ekxm qo" calcext:value-type="string">
            <text:p>qo ekxm qo</text:p>
          </table:table-cell>
          <table:table-cell table:formula="of:=[.G1]" office:value-type="string" office:string-value="qo ekxm qo" calcext:value-type="string">
            <text:p>qo ekxm qo</text:p>
          </table:table-cell>
          <table:table-cell table:number-columns-repeated="101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  <table:table-cell table:formula="of:=DEC2HEX([.A2])" office:value-type="string" office:string-value="2" calcext:value-type="string">
            <text:p>2</text:p>
          </table:table-cell>
          <table:table-cell table:formula="of:=[.C2]" office:value-type="string" office:string-value="2" calcext:value-type="string">
            <text:p>2</text:p>
          </table:table-cell>
          <table:table-cell table:formula="of:=CONCATENATE(&quot;2*&quot;;DEC2HEX([.A2]);&quot;=&quot;;DEC2HEX(PRODUCT(2;[.A2])))" office:value-type="string" office:string-value="2*2=4" calcext:value-type="string">
            <text:p>2*2=4</text:p>
          </table:table-cell>
          <table:table-cell table:formula="of:=[.E2]" office:value-type="string" office:string-value="2*2=4" calcext:value-type="string">
            <text:p>2*2=4</text:p>
          </table:table-cell>
          <table:table-cell office:value-type="string" calcext:value-type="string">
            <text:p>two quni char</text:p>
          </table:table-cell>
          <table:table-cell table:formula="of:=[.G2]" office:value-type="string" office:string-value="two quni char" calcext:value-type="string">
            <text:p>two quni char</text:p>
          </table:table-cell>
          <table:table-cell table:formula="of:=[.G2]" office:value-type="string" office:string-value="two quni char" calcext:value-type="string">
            <text:p>two quni char</text:p>
          </table:table-cell>
          <table:table-cell table:number-columns-repeated="1015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jthre</text:p>
          </table:table-cell>
          <table:table-cell table:formula="of:=DEC2HEX([.A3])" office:value-type="string" office:string-value="3" calcext:value-type="string">
            <text:p>3</text:p>
          </table:table-cell>
          <table:table-cell table:formula="of:=[.C3]" office:value-type="string" office:string-value="3" calcext:value-type="string">
            <text:p>3</text:p>
          </table:table-cell>
          <table:table-cell table:formula="of:=CONCATENATE(&quot;2*&quot;;DEC2HEX([.A3]);&quot;=&quot;;DEC2HEX(PRODUCT(2;[.A3])))" office:value-type="string" office:string-value="2*3=6" calcext:value-type="string">
            <text:p>2*3=6</text:p>
          </table:table-cell>
          <table:table-cell table:formula="of:=[.E3]" office:value-type="string" office:string-value="2*3=6" calcext:value-type="string">
            <text:p>2*3=6</text:p>
          </table:table-cell>
          <table:table-cell office:value-type="string" calcext:value-type="string">
            <text:p>two jhreeza siks</text:p>
          </table:table-cell>
          <table:table-cell table:formula="of:=[.G3]" office:value-type="string" office:string-value="two jhreeza siks" calcext:value-type="string">
            <text:p>two jhreeza siks</text:p>
          </table:table-cell>
          <table:table-cell table:formula="of:=[.G3]" office:value-type="string" office:string-value="two jhreeza siks" calcext:value-type="string">
            <text:p>two jhreeza siks</text:p>
          </table:table-cell>
          <table:table-cell table:number-columns-repeated="1015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four</text:p>
          </table:table-cell>
          <table:table-cell table:formula="of:=DEC2HEX([.A4])" office:value-type="string" office:string-value="4" calcext:value-type="string">
            <text:p>4</text:p>
          </table:table-cell>
          <table:table-cell table:formula="of:=[.C4]" office:value-type="string" office:string-value="4" calcext:value-type="string">
            <text:p>4</text:p>
          </table:table-cell>
          <table:table-cell table:formula="of:=CONCATENATE(&quot;2*&quot;;DEC2HEX([.A4]);&quot;=&quot;;DEC2HEX(PRODUCT(2;[.A4])))" office:value-type="string" office:string-value="2*4=8" calcext:value-type="string">
            <text:p>2*4=8</text:p>
          </table:table-cell>
          <table:table-cell table:formula="of:=[.E4]" office:value-type="string" office:string-value="2*4=8" calcext:value-type="string">
            <text:p>2*4=8</text:p>
          </table:table-cell>
          <table:table-cell office:value-type="string" calcext:value-type="string">
            <text:p>qo chαrzα aath</text:p>
          </table:table-cell>
          <table:table-cell table:formula="of:=[.G4]" office:value-type="string" office:string-value="qo chαrzα aath" calcext:value-type="string">
            <text:p>qo chαrzα aath</text:p>
          </table:table-cell>
          <table:table-cell table:formula="of:=[.G4]" office:value-type="string" office:string-value="qo chαrzα aath" calcext:value-type="string">
            <text:p>qo chαrzα aath</text:p>
          </table:table-cell>
          <table:table-cell table:number-columns-repeated="1015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fiwe</text:p>
          </table:table-cell>
          <table:table-cell table:formula="of:=DEC2HEX([.A5])" office:value-type="string" office:string-value="5" calcext:value-type="string">
            <text:p>5</text:p>
          </table:table-cell>
          <table:table-cell table:formula="of:=[.C5]" office:value-type="string" office:string-value="5" calcext:value-type="string">
            <text:p>5</text:p>
          </table:table-cell>
          <table:table-cell table:formula="of:=CONCATENATE(&quot;2*&quot;;DEC2HEX([.A5]);&quot;=&quot;;DEC2HEX(PRODUCT(2;[.A5])))" office:value-type="string" office:string-value="2*5=A" calcext:value-type="string">
            <text:p>2*5=A</text:p>
          </table:table-cell>
          <table:table-cell table:formula="of:=[.E5]" office:value-type="string" office:string-value="2*5=A" calcext:value-type="string">
            <text:p>2*5=A</text:p>
          </table:table-cell>
          <table:table-cell office:value-type="string" calcext:value-type="string">
            <text:p>qo pnze qs</text:p>
          </table:table-cell>
          <table:table-cell table:formula="of:=[.G5]" office:value-type="string" office:string-value="qo pnze qs" calcext:value-type="string">
            <text:p>qo pnze qs</text:p>
          </table:table-cell>
          <table:table-cell table:formula="of:=[.G5]" office:value-type="string" office:string-value="qo pnze qs" calcext:value-type="string">
            <text:p>qo pnze qs</text:p>
          </table:table-cell>
          <table:table-cell table:number-columns-repeated="1015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iks</text:p>
          </table:table-cell>
          <table:table-cell table:formula="of:=DEC2HEX([.A6])" office:value-type="string" office:string-value="6" calcext:value-type="string">
            <text:p>6</text:p>
          </table:table-cell>
          <table:table-cell table:formula="of:=[.C6]" office:value-type="string" office:string-value="6" calcext:value-type="string">
            <text:p>6</text:p>
          </table:table-cell>
          <table:table-cell table:formula="of:=CONCATENATE(&quot;2*&quot;;DEC2HEX([.A6]);&quot;=&quot;;DEC2HEX(PRODUCT(2;[.A6])))" office:value-type="string" office:string-value="2*6=C" calcext:value-type="string">
            <text:p>2*6=C</text:p>
          </table:table-cell>
          <table:table-cell table:formula="of:=[.E6]" office:value-type="string" office:string-value="2*6=C" calcext:value-type="string">
            <text:p>2*6=C</text:p>
          </table:table-cell>
          <table:table-cell office:value-type="string" calcext:value-type="string">
            <text:p>qo chikke twelw</text:p>
          </table:table-cell>
          <table:table-cell table:formula="of:=[.G6]" office:value-type="string" office:string-value="qo chikke twelw" calcext:value-type="string">
            <text:p>qo chikke twelw</text:p>
          </table:table-cell>
          <table:table-cell table:formula="of:=[.G6]" office:value-type="string" office:string-value="qo chikke twelw" calcext:value-type="string">
            <text:p>qo chikke twelw</text:p>
          </table:table-cell>
          <table:table-cell table:number-columns-repeated="1015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sewen</text:p>
          </table:table-cell>
          <table:table-cell table:formula="of:=DEC2HEX([.A7])" office:value-type="string" office:string-value="7" calcext:value-type="string">
            <text:p>7</text:p>
          </table:table-cell>
          <table:table-cell table:formula="of:=[.C7]" office:value-type="string" office:string-value="7" calcext:value-type="string">
            <text:p>7</text:p>
          </table:table-cell>
          <table:table-cell table:formula="of:=CONCATENATE(&quot;2*&quot;;DEC2HEX([.A7]);&quot;=&quot;;DEC2HEX(PRODUCT(2;[.A7])))" office:value-type="string" office:string-value="2*7=E" calcext:value-type="string">
            <text:p>2*7=E</text:p>
          </table:table-cell>
          <table:table-cell table:formula="of:=[.E7]" office:value-type="string" office:string-value="2*7=E" calcext:value-type="string">
            <text:p>2*7=E</text:p>
          </table:table-cell>
          <table:table-cell office:value-type="string" calcext:value-type="string">
            <text:p>two sewenza <text:s/>purn</text:p>
          </table:table-cell>
          <table:table-cell table:formula="of:=[.G7]" office:value-type="string" office:string-value="two sewenza  purn" calcext:value-type="string">
            <text:p>two sewenza <text:s/>purn</text:p>
          </table:table-cell>
          <table:table-cell table:formula="of:=[.G7]" office:value-type="string" office:string-value="two sewenza  purn" calcext:value-type="string">
            <text:p>two sewenza <text:s/>purn</text:p>
          </table:table-cell>
          <table:table-cell table:number-columns-repeated="1015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eight</text:p>
          </table:table-cell>
          <table:table-cell table:formula="of:=DEC2HEX([.A8])" office:value-type="string" office:string-value="8" calcext:value-type="string">
            <text:p>8</text:p>
          </table:table-cell>
          <table:table-cell table:formula="of:=[.C8]" office:value-type="string" office:string-value="8" calcext:value-type="string">
            <text:p>8</text:p>
          </table:table-cell>
          <table:table-cell table:formula="of:=CONCATENATE(&quot;2*&quot;;DEC2HEX([.A8]);&quot;=&quot;;DEC2HEX(PRODUCT(2;[.A8])))" office:value-type="string" office:string-value="2*8=10" calcext:value-type="string">
            <text:p>2*8=10</text:p>
          </table:table-cell>
          <table:table-cell table:formula="of:=[.E8]" office:value-type="string" office:string-value="2*8=10" calcext:value-type="string">
            <text:p>2*8=10</text:p>
          </table:table-cell>
          <table:table-cell table:style-name="ce39" office:value-type="string" calcext:value-type="string">
            <text:p>two eightzα wnti</text:p>
          </table:table-cell>
          <table:table-cell table:formula="of:=[.G8]" office:value-type="string" office:string-value="two eightzα wnti" calcext:value-type="string">
            <text:p>two eightzα wnti</text:p>
          </table:table-cell>
          <table:table-cell table:formula="of:=[.G8]" office:value-type="string" office:string-value="two eightzα wnti" calcext:value-type="string">
            <text:p>two eightzα wnti</text:p>
          </table:table-cell>
          <table:table-cell table:number-columns-repeated="1015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nine</text:p>
          </table:table-cell>
          <table:table-cell table:formula="of:=DEC2HEX([.A9])" office:value-type="string" office:string-value="9" calcext:value-type="string">
            <text:p>9</text:p>
          </table:table-cell>
          <table:table-cell table:formula="of:=[.C9]" office:value-type="string" office:string-value="9" calcext:value-type="string">
            <text:p>9</text:p>
          </table:table-cell>
          <table:table-cell table:formula="of:=CONCATENATE(&quot;2*&quot;;DEC2HEX([.A9]);&quot;=&quot;;DEC2HEX(PRODUCT(2;[.A9])))" office:value-type="string" office:string-value="2*9=12" calcext:value-type="string">
            <text:p>2*9=12</text:p>
          </table:table-cell>
          <table:table-cell table:formula="of:=[.E9]" office:value-type="string" office:string-value="2*9=12" calcext:value-type="string">
            <text:p>2*9=12</text:p>
          </table:table-cell>
          <table:table-cell office:value-type="string" calcext:value-type="string">
            <text:p>qo nimme wnti two</text:p>
          </table:table-cell>
          <table:table-cell table:formula="of:=[.G9]" office:value-type="string" office:string-value="qo nimme wnti two" calcext:value-type="string">
            <text:p>qo nimme wnti two</text:p>
          </table:table-cell>
          <table:table-cell table:formula="of:=[.G9]" office:value-type="string" office:string-value="qo nimme wnti two" calcext:value-type="string">
            <text:p>qo nimme wnti two</text:p>
          </table:table-cell>
          <table:table-cell table:number-columns-repeated="1015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ten</text:p>
          </table:table-cell>
          <table:table-cell table:formula="of:=DEC2HEX([.A10])" office:value-type="string" office:string-value="A" calcext:value-type="string">
            <text:p>A</text:p>
          </table:table-cell>
          <table:table-cell table:formula="of:=[.C10]" office:value-type="string" office:string-value="A" calcext:value-type="string">
            <text:p>A</text:p>
          </table:table-cell>
          <table:table-cell table:formula="of:=CONCATENATE(&quot;2*&quot;;DEC2HEX([.A10]);&quot;=&quot;;DEC2HEX(PRODUCT(2;[.A10])))" office:value-type="string" office:string-value="2*A=14" calcext:value-type="string">
            <text:p>2*A=14</text:p>
          </table:table-cell>
          <table:table-cell table:formula="of:=[.E10]" office:value-type="string" office:string-value="2*A=14" calcext:value-type="string">
            <text:p>2*A=14</text:p>
          </table:table-cell>
          <table:table-cell office:value-type="string" calcext:value-type="string">
            <text:p>two tenza wnti four</text:p>
          </table:table-cell>
          <table:table-cell table:formula="of:=[.G10]" office:value-type="string" office:string-value="two tenza wnti four" calcext:value-type="string">
            <text:p>two tenza wnti four</text:p>
          </table:table-cell>
          <table:table-cell table:formula="of:=[.G10]" office:value-type="string" office:string-value="two tenza wnti four" calcext:value-type="string">
            <text:p>two tenza wnti four</text:p>
          </table:table-cell>
          <table:table-cell table:number-columns-repeated="1015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yilewen</text:p>
          </table:table-cell>
          <table:table-cell table:formula="of:=DEC2HEX([.A11])" office:value-type="string" office:string-value="B" calcext:value-type="string">
            <text:p>B</text:p>
          </table:table-cell>
          <table:table-cell table:formula="of:=[.C11]" office:value-type="string" office:string-value="B" calcext:value-type="string">
            <text:p>B</text:p>
          </table:table-cell>
          <table:table-cell table:formula="of:=CONCATENATE(&quot;2*&quot;;DEC2HEX([.A11]);&quot;=&quot;;DEC2HEX(PRODUCT(2;[.A11])))" office:value-type="string" office:string-value="2*B=16" calcext:value-type="string">
            <text:p>2*B=16</text:p>
          </table:table-cell>
          <table:table-cell table:formula="of:=[.E11]" office:value-type="string" office:string-value="2*B=16" calcext:value-type="string">
            <text:p>2*B=16</text:p>
          </table:table-cell>
          <table:table-cell office:value-type="string" calcext:value-type="string">
            <text:p>qo yilewenza ekti siks</text:p>
          </table:table-cell>
          <table:table-cell table:formula="of:=[.G11]" office:value-type="string" office:string-value="qo yilewenza ekti siks" calcext:value-type="string">
            <text:p>qo yilewenza ekti siks</text:p>
          </table:table-cell>
          <table:table-cell table:formula="of:=[.G11]" office:value-type="string" office:string-value="qo yilewenza ekti siks" calcext:value-type="string">
            <text:p>qo yilewenza ekti siks</text:p>
          </table:table-cell>
          <table:table-cell table:number-columns-repeated="1015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twelw</text:p>
          </table:table-cell>
          <table:table-cell table:formula="of:=DEC2HEX([.A12])" office:value-type="string" office:string-value="C" calcext:value-type="string">
            <text:p>C</text:p>
          </table:table-cell>
          <table:table-cell table:formula="of:=[.C12]" office:value-type="string" office:string-value="C" calcext:value-type="string">
            <text:p>C</text:p>
          </table:table-cell>
          <table:table-cell table:formula="of:=CONCATENATE(&quot;2*&quot;;DEC2HEX([.A12]);&quot;=&quot;;DEC2HEX(PRODUCT(2;[.A12])))" office:value-type="string" office:string-value="2*C=18" calcext:value-type="string">
            <text:p>2*C=18</text:p>
          </table:table-cell>
          <table:table-cell table:formula="of:=[.E12]" office:value-type="string" office:string-value="2*C=18" calcext:value-type="string">
            <text:p>2*C=18</text:p>
          </table:table-cell>
          <table:table-cell office:value-type="string" calcext:value-type="string">
            <text:p>two warhza wnti eight</text:p>
          </table:table-cell>
          <table:table-cell table:formula="of:=[.G12]" office:value-type="string" office:string-value="two warhza wnti eight" calcext:value-type="string">
            <text:p>two warhza wnti eight</text:p>
          </table:table-cell>
          <table:table-cell table:formula="of:=[.G12]" office:value-type="string" office:string-value="two warhza wnti eight" calcext:value-type="string">
            <text:p>two warhza wnti eight</text:p>
          </table:table-cell>
          <table:table-cell table:number-columns-repeated="1015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dblu</text:p>
          </table:table-cell>
          <table:table-cell table:formula="of:=DEC2HEX([.A13])" office:value-type="string" office:string-value="D" calcext:value-type="string">
            <text:p>D</text:p>
          </table:table-cell>
          <table:table-cell table:formula="of:=[.C13]" office:value-type="string" office:string-value="D" calcext:value-type="string">
            <text:p>D</text:p>
          </table:table-cell>
          <table:table-cell table:formula="of:=CONCATENATE(&quot;2*&quot;;DEC2HEX([.A13]);&quot;=&quot;;DEC2HEX(PRODUCT(2;[.A13])))" office:value-type="string" office:string-value="2*D=1A" calcext:value-type="string">
            <text:p>2*D=1A</text:p>
          </table:table-cell>
          <table:table-cell table:formula="of:=[.E13]" office:value-type="string" office:string-value="2*D=1A" calcext:value-type="string">
            <text:p>2*D=1A</text:p>
          </table:table-cell>
          <table:table-cell office:value-type="string" calcext:value-type="string">
            <text:p>two dbluza wnti ten</text:p>
          </table:table-cell>
          <table:table-cell table:formula="of:=[.G13]" office:value-type="string" office:string-value="two dbluza wnti ten" calcext:value-type="string">
            <text:p>two dbluza wnti ten</text:p>
          </table:table-cell>
          <table:table-cell table:formula="of:=[.G13]" office:value-type="string" office:string-value="two dbluza wnti ten" calcext:value-type="string">
            <text:p>two dbluza wnti ten</text:p>
          </table:table-cell>
          <table:table-cell table:number-columns-repeated="1015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purn</text:p>
          </table:table-cell>
          <table:table-cell table:formula="of:=DEC2HEX([.A14])" office:value-type="string" office:string-value="E" calcext:value-type="string">
            <text:p>E</text:p>
          </table:table-cell>
          <table:table-cell table:formula="of:=[.C14]" office:value-type="string" office:string-value="E" calcext:value-type="string">
            <text:p>E</text:p>
          </table:table-cell>
          <table:table-cell table:formula="of:=CONCATENATE(&quot;2*&quot;;DEC2HEX([.A14]);&quot;=&quot;;DEC2HEX(PRODUCT(2;[.A14])))" office:value-type="string" office:string-value="2*E=1C" calcext:value-type="string">
            <text:p>2*E=1C</text:p>
          </table:table-cell>
          <table:table-cell table:formula="of:=[.E14]" office:value-type="string" office:string-value="2*E=1C" calcext:value-type="string">
            <text:p>2*E=1C</text:p>
          </table:table-cell>
          <table:table-cell office:value-type="string" calcext:value-type="string">
            <text:p>two purnza ekti twelw</text:p>
          </table:table-cell>
          <table:table-cell table:formula="of:=[.G14]" office:value-type="string" office:string-value="two purnza ekti twelw" calcext:value-type="string">
            <text:p>two purnza ekti twelw</text:p>
          </table:table-cell>
          <table:table-cell table:formula="of:=[.G14]" office:value-type="string" office:string-value="two purnza ekti twelw" calcext:value-type="string">
            <text:p>two purnza ekti twelw</text:p>
          </table:table-cell>
          <table:table-cell table:number-columns-repeated="1015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fiwn</text:p>
          </table:table-cell>
          <table:table-cell table:formula="of:=DEC2HEX([.A15])" office:value-type="string" office:string-value="F" calcext:value-type="string">
            <text:p>F</text:p>
          </table:table-cell>
          <table:table-cell table:formula="of:=[.C15]" office:value-type="string" office:string-value="F" calcext:value-type="string">
            <text:p>F</text:p>
          </table:table-cell>
          <table:table-cell table:formula="of:=CONCATENATE(&quot;2*&quot;;DEC2HEX([.A15]);&quot;=&quot;;DEC2HEX(PRODUCT(2;[.A15])))" office:value-type="string" office:string-value="2*F=1E" calcext:value-type="string">
            <text:p>2*F=1E</text:p>
          </table:table-cell>
          <table:table-cell table:formula="of:=[.E15]" office:value-type="string" office:string-value="2*F=1E" calcext:value-type="string">
            <text:p>2*F=1E</text:p>
          </table:table-cell>
          <table:table-cell office:value-type="string" calcext:value-type="string">
            <text:p>qo fiwnza wnti purn</text:p>
          </table:table-cell>
          <table:table-cell table:formula="of:=[.G15]" office:value-type="string" office:string-value="qo fiwnza wnti purn" calcext:value-type="string">
            <text:p>qo fiwnza wnti purn</text:p>
          </table:table-cell>
          <table:table-cell table:formula="of:=[.G15]" office:value-type="string" office:string-value="qo fiwnza wnti purn" calcext:value-type="string">
            <text:p>qo fiwnza wnti purn</text:p>
          </table:table-cell>
          <table:table-cell table:number-columns-repeated="1015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wnti</text:p>
          </table:table-cell>
          <table:table-cell table:formula="of:=DEC2HEX([.A16])" office:value-type="string" office:string-value="10" calcext:value-type="string">
            <text:p>10</text:p>
          </table:table-cell>
          <table:table-cell table:formula="of:=[.C16]" office:value-type="string" office:string-value="10" calcext:value-type="string">
            <text:p>10</text:p>
          </table:table-cell>
          <table:table-cell table:formula="of:=CONCATENATE(&quot;2*&quot;;DEC2HEX([.A16]);&quot;=&quot;;DEC2HEX(PRODUCT(2;[.A16])))" office:value-type="string" office:string-value="2*10=20" calcext:value-type="string">
            <text:p>2*10=20</text:p>
          </table:table-cell>
          <table:table-cell table:formula="of:=[.E16]" office:value-type="string" office:string-value="2*10=20" calcext:value-type="string">
            <text:p>2*10=20</text:p>
          </table:table-cell>
          <table:table-cell office:value-type="string" calcext:value-type="string">
            <text:p>two wntiza twoti</text:p>
          </table:table-cell>
          <table:table-cell table:formula="of:=[.G16]" office:value-type="string" office:string-value="two wntiza twoti" calcext:value-type="string">
            <text:p>two wntiza twoti</text:p>
          </table:table-cell>
          <table:table-cell table:formula="of:=[.G16]" office:value-type="string" office:string-value="two wntiza twoti" calcext:value-type="string">
            <text:p>two wntiza twoti</text:p>
          </table:table-cell>
          <table:table-cell table:number-columns-repeated="1015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krt_2" table:style-name="ta1">
        <table:table-column table:style-name="co13" table:default-cell-style-name="ce20"/>
        <table:table-column table:style-name="co14" table:default-cell-style-name="ce2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5" table:default-cell-style-name="ce3"/>
        <table:table-row table:style-name="ro7" table:number-rows-repeated="2">
          <table:table-cell table:style-name="Default" table:number-columns-repeated="2"/>
          <table:table-cell table:number-columns-repeated="1018"/>
        </table:table-row>
        <table:table-row table:style-name="ro7" table:number-rows-repeated="2">
          <table:table-cell/>
          <table:table-cell table:style-name="Default"/>
          <table:table-cell table:number-columns-repeated="1018"/>
        </table:table-row>
        <table:table-row table:style-name="ro8">
          <table:table-cell/>
          <table:table-cell table:style-name="ce21" office:value-type="string" calcext:value-type="string">
            <text:p>0123 4567 89LY VWPF</text:p>
          </table:table-cell>
          <table:table-cell table:number-columns-repeated="1018"/>
        </table:table-row>
        <table:table-row table:style-name="ro9">
          <table:table-cell/>
          <table:table-cell table:style-name="ce27" table:formula="of:=[.B5]" office:value-type="string" office:string-value="0123 4567 89LY VWPF" calcext:value-type="string">
            <text:p>0123 4567 89LY VWPF</text:p>
          </table:table-cell>
          <table:table-cell table:number-columns-repeated="1018"/>
        </table:table-row>
        <table:table-row table:style-name="ro10">
          <table:table-cell/>
          <table:table-cell table:style-name="ce24" office:value-type="string" calcext:value-type="string">
            <text:p><text:span text:style-name="T3">100I3=10I2=</text:span>4I1=2I0=???</text:p>
          </table:table-cell>
          <table:table-cell table:number-columns-repeated="1018"/>
        </table:table-row>
        <table:table-row table:style-name="ro7">
          <table:table-cell/>
          <table:table-cell table:style-name="ce25" table:formula="of:=[.B7]" office:value-type="string" office:string-value="100I3=10I2=4I1=2I0=???" calcext:value-type="string">
            <text:p>100I3=10I2=4I1=2I0=???</text:p>
          </table:table-cell>
          <table:table-cell table:number-columns-repeated="1018"/>
        </table:table-row>
        <table:table-row table:style-name="ro3">
          <table:table-cell/>
          <table:table-cell table:style-name="ce30" office:value-type="string" calcext:value-type="string">
            <text:p>4*4=10=wnti=solh=8+8</text:p>
          </table:table-cell>
          <table:table-cell table:number-columns-repeated="1018"/>
        </table:table-row>
        <table:table-row table:style-name="ro11">
          <table:table-cell/>
          <table:table-cell table:style-name="ce23" office:value-type="string" calcext:value-type="string">
            <text:p><text:span text:style-name="T4">4*4=10=8+8=</text:span><text:span text:style-name="T5">wnti=solh</text:span></text:p>
          </table:table-cell>
          <table:table-cell table:number-columns-repeated="1018"/>
        </table:table-row>
        <table:table-row table:style-name="ro7" table:number-rows-repeated="1048565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abcall" table:style-name="ta1">
        <table:table-column table:style-name="co15" table:default-cell-style-name="ce65"/>
        <table:table-column table:style-name="co16" table:default-cell-style-name="ce65"/>
        <table:table-column table:style-name="co15" table:default-cell-style-name="ce67"/>
        <table:table-column table:style-name="co17" table:number-columns-repeated="2" table:default-cell-style-name="ce65"/>
        <table:table-column table:style-name="co18" table:default-cell-style-name="ce65"/>
        <table:table-column table:style-name="co17" table:default-cell-style-name="ce65"/>
        <table:table-column table:style-name="co19" table:default-cell-style-name="Default"/>
        <table:table-column table:style-name="co1" table:number-columns-repeated="1016" table:default-cell-style-name="ce65"/>
        <table:table-row table:style-name="ro3"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ziro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string" calcext:value-type="string">
            <text:p>common</text:p>
          </table:table-cell>
          <table:table-cell table:style-name="ce68" office:value-type="string" calcext:value-type="string">
            <text:p>8xaiueohv</text:p>
          </table:table-cell>
          <table:table-cell table:style-name="ce68" office:value-type="string" calcext:value-type="string">
            <text:p>NwR</text:p>
          </table:table-cell>
          <table:table-cell table:style-name="ce68" office:value-type="string" calcext:value-type="string">
            <text:p>8gGcCjJqQ</text:p>
          </table:table-cell>
          <table:table-cell table:style-name="ce83" office:value-type="string" calcext:value-type="string">
            <text:p>dict</text:p>
          </table:table-cell>
          <table:table-cell table:number-columns-repeated="1016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wn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string" calcext:value-type="string">
            <text:p>iNglish</text:p>
          </table:table-cell>
          <table:table-cell table:style-name="ce70" office:value-type="string" calcext:value-type="string">
            <text:p>8kKzZtTdD</text:p>
          </table:table-cell>
          <table:table-cell table:style-name="ce70" office:value-type="string" calcext:value-type="string">
            <text:p>nyr</text:p>
          </table:table-cell>
          <table:table-cell table:style-name="ce70" office:value-type="string" calcext:value-type="string">
            <text:p>8pfbBsSlm</text:p>
          </table:table-cell>
          <table:table-cell table:style-name="ce84" office:value-type="string" calcext:value-type="string">
            <text:p>cxt</text:p>
          </table:table-cell>
          <table:table-cell table:number-columns-repeated="1016"/>
        </table:table-row>
        <table:table-row table:style-name="ro3"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two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sinhxla</text:p>
          </table:table-cell>
          <table:table-cell table:style-name="ce71" office:value-type="string" calcext:value-type="string">
            <text:p>8kKzZtTdD</text:p>
          </table:table-cell>
          <table:table-cell table:style-name="ce71" office:value-type="string" calcext:value-type="string">
            <text:p>nyr</text:p>
          </table:table-cell>
          <table:table-cell table:style-name="ce71" office:value-type="string" calcext:value-type="string">
            <text:p>8pfbBsSlm</text:p>
          </table:table-cell>
          <table:table-cell table:style-name="ce84" office:value-type="string" calcext:value-type="string">
            <text:p>qhis</text:p>
          </table:table-cell>
          <table:table-cell table:number-columns-repeated="1016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jhree</text:p>
          </table:table-cell>
          <table:table-cell table:style-name="ce66" office:value-type="float" office:value="3" calcext:value-type="float">
            <text:p>3</text:p>
          </table:table-cell>
          <table:table-cell table:style-name="ce69" office:value-type="string" calcext:value-type="string">
            <text:p>mxlxyalxm</text:p>
          </table:table-cell>
          <table:table-cell table:style-name="ce72" office:value-type="string" calcext:value-type="string">
            <text:p>8kKzZtTdD</text:p>
          </table:table-cell>
          <table:table-cell table:style-name="ce72" office:value-type="string" calcext:value-type="string">
            <text:p>nyr</text:p>
          </table:table-cell>
          <table:table-cell table:style-name="ce72" office:value-type="string" calcext:value-type="string">
            <text:p>8pfbBsSlm</text:p>
          </table:table-cell>
          <table:table-cell table:style-name="ce84" office:value-type="string" calcext:value-type="string">
            <text:p>zune</text:p>
          </table:table-cell>
          <table:table-cell table:number-columns-repeated="1016"/>
        </table:table-row>
        <table:table-row table:style-name="ro3"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four</text:p>
          </table:table-cell>
          <table:table-cell table:style-name="ce66" office:value-type="float" office:value="4" calcext:value-type="float">
            <text:p>4</text:p>
          </table:table-cell>
          <table:table-cell table:style-name="ce69" office:value-type="string" calcext:value-type="string">
            <text:p>jxmil</text:p>
          </table:table-cell>
          <table:table-cell table:style-name="ce73" office:value-type="string" calcext:value-type="string">
            <text:p>8kKzZtTdD</text:p>
          </table:table-cell>
          <table:table-cell table:style-name="ce73" office:value-type="string" calcext:value-type="string">
            <text:p>nyr</text:p>
          </table:table-cell>
          <table:table-cell table:style-name="ce73" office:value-type="string" calcext:value-type="string">
            <text:p>8pfbBsSlm</text:p>
          </table:table-cell>
          <table:table-cell table:style-name="ce84" office:value-type="string" calcext:value-type="string">
            <text:p>zuly</text:p>
          </table:table-cell>
          <table:table-cell table:number-columns-repeated="1016"/>
        </table:table-row>
        <table:table-row table:style-name="ro3"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fiwe</text:p>
          </table:table-cell>
          <table:table-cell table:style-name="ce66" office:value-type="float" office:value="5" calcext:value-type="float">
            <text:p>5</text:p>
          </table:table-cell>
          <table:table-cell table:style-name="ce69" office:value-type="string" calcext:value-type="string">
            <text:p>korexn</text:p>
          </table:table-cell>
          <table:table-cell table:style-name="ce74" office:value-type="string" calcext:value-type="string">
            <text:p>8kKzZtTdD</text:p>
          </table:table-cell>
          <table:table-cell table:style-name="ce74" office:value-type="string" calcext:value-type="string">
            <text:p>nyr</text:p>
          </table:table-cell>
          <table:table-cell table:style-name="ce74" office:value-type="string" calcext:value-type="string">
            <text:p>8pfbBsSlm</text:p>
          </table:table-cell>
          <table:table-cell table:style-name="ce84" office:value-type="string" calcext:value-type="string">
            <text:p>znwri</text:p>
          </table:table-cell>
          <table:table-cell table:number-columns-repeated="1016"/>
        </table:table-row>
        <table:table-row table:style-name="ro3">
          <table:table-cell table:style-name="ce64" office:value-type="float" office:value="6" calcext:value-type="float">
            <text:p>6</text:p>
          </table:table-cell>
          <table:table-cell table:style-name="ce64" office:value-type="string" calcext:value-type="string">
            <text:p>siks</text:p>
          </table:table-cell>
          <table:table-cell table:style-name="ce66" office:value-type="float" office:value="6" calcext:value-type="float">
            <text:p>6</text:p>
          </table:table-cell>
          <table:table-cell table:style-name="ce69" office:value-type="string" calcext:value-type="string">
            <text:p>russixn</text:p>
          </table:table-cell>
          <table:table-cell table:style-name="ce75" office:value-type="string" calcext:value-type="string">
            <text:p>8kKzZtTdD</text:p>
          </table:table-cell>
          <table:table-cell table:style-name="ce75" office:value-type="string" calcext:value-type="string">
            <text:p>nyr</text:p>
          </table:table-cell>
          <table:table-cell table:style-name="ce75" office:value-type="string" calcext:value-type="string">
            <text:p>8pfbBsSlm</text:p>
          </table:table-cell>
          <table:table-cell table:style-name="ce84" office:value-type="string" calcext:value-type="string">
            <text:p>jhin</text:p>
          </table:table-cell>
          <table:table-cell table:number-columns-repeated="1016"/>
        </table:table-row>
        <table:table-row table:style-name="ro3"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sewen</text:p>
          </table:table-cell>
          <table:table-cell table:style-name="ce66" office:value-type="float" office:value="7" calcext:value-type="float">
            <text:p>7</text:p>
          </table:table-cell>
          <table:table-cell table:style-name="ce69" office:value-type="string" calcext:value-type="string">
            <text:p>vinqi</text:p>
          </table:table-cell>
          <table:table-cell table:style-name="ce76" office:value-type="string" calcext:value-type="string">
            <text:p>8kKzZtTdD</text:p>
          </table:table-cell>
          <table:table-cell table:style-name="ce76" office:value-type="string" calcext:value-type="string">
            <text:p>nyr</text:p>
          </table:table-cell>
          <table:table-cell table:style-name="ce76" office:value-type="string" calcext:value-type="string">
            <text:p>8pfbBsSlm</text:p>
          </table:table-cell>
          <table:table-cell table:style-name="ce84" office:value-type="string" calcext:value-type="string">
            <text:p>fxt</text:p>
          </table:table-cell>
          <table:table-cell table:number-columns-repeated="1016"/>
        </table:table-row>
        <table:table-row table:style-name="ro3"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eight</text:p>
          </table:table-cell>
          <table:table-cell table:style-name="ce66" office:value-type="float" office:value="8" calcext:value-type="float">
            <text:p>8</text:p>
          </table:table-cell>
          <table:table-cell table:style-name="ce69" office:value-type="string" calcext:value-type="string">
            <text:p>guzraji</text:p>
          </table:table-cell>
          <table:table-cell table:style-name="ce77" office:value-type="string" calcext:value-type="string">
            <text:p>8kKzZtTdD</text:p>
          </table:table-cell>
          <table:table-cell table:style-name="ce77" office:value-type="string" calcext:value-type="string">
            <text:p>nyr</text:p>
          </table:table-cell>
          <table:table-cell table:style-name="ce77" office:value-type="string" calcext:value-type="string">
            <text:p>8pfbBsSlm</text:p>
          </table:table-cell>
          <table:table-cell table:style-name="ce84" office:value-type="string" calcext:value-type="string">
            <text:p>jhiNk</text:p>
          </table:table-cell>
          <table:table-cell table:number-columns-repeated="1016"/>
        </table:table-row>
        <table:table-row table:style-name="ro3"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nine</text:p>
          </table:table-cell>
          <table:table-cell table:style-name="ce66" office:value-type="float" office:value="9" calcext:value-type="float">
            <text:p>9</text:p>
          </table:table-cell>
          <table:table-cell table:style-name="ce69" office:value-type="string" calcext:value-type="string">
            <text:p>pnzabi</text:p>
          </table:table-cell>
          <table:table-cell table:style-name="ce78" office:value-type="string" calcext:value-type="string">
            <text:p>8kKzZtTdD</text:p>
          </table:table-cell>
          <table:table-cell table:style-name="ce78" office:value-type="string" calcext:value-type="string">
            <text:p>nyr</text:p>
          </table:table-cell>
          <table:table-cell table:style-name="ce78" office:value-type="string" calcext:value-type="string">
            <text:p>8pfbBsSlm</text:p>
          </table:table-cell>
          <table:table-cell table:style-name="ce84" office:value-type="string" calcext:value-type="string">
            <text:p>velp</text:p>
          </table:table-cell>
          <table:table-cell table:number-columns-repeated="1016"/>
        </table:table-row>
        <table:table-row table:style-name="ro3">
          <table:table-cell table:style-name="ce64" office:value-type="string" calcext:value-type="string">
            <text:p>L</text:p>
          </table:table-cell>
          <table:table-cell table:style-name="ce64" office:value-type="string" calcext:value-type="string">
            <text:p>ten</text:p>
          </table:table-cell>
          <table:table-cell table:style-name="ce66" office:value-type="string" calcext:value-type="string">
            <text:p>L</text:p>
          </table:table-cell>
          <table:table-cell table:style-name="ce69" office:value-type="string" calcext:value-type="string">
            <text:p>baNgla</text:p>
          </table:table-cell>
          <table:table-cell table:style-name="ce79" office:value-type="string" calcext:value-type="string">
            <text:p>8kKzZtTdD</text:p>
          </table:table-cell>
          <table:table-cell table:style-name="ce79" office:value-type="string" calcext:value-type="string">
            <text:p>nyr</text:p>
          </table:table-cell>
          <table:table-cell table:style-name="ce79" office:value-type="string" calcext:value-type="string">
            <text:p>8pfbBsSlm</text:p>
          </table:table-cell>
          <table:table-cell table:style-name="ce84" office:value-type="string" calcext:value-type="string">
            <text:p>wiqh</text:p>
          </table:table-cell>
          <table:table-cell table:number-columns-repeated="1016"/>
        </table:table-row>
        <table:table-row table:style-name="ro3">
          <table:table-cell table:style-name="ce64" office:value-type="string" calcext:value-type="string">
            <text:p>Y</text:p>
          </table:table-cell>
          <table:table-cell table:style-name="ce64" office:value-type="string" calcext:value-type="string">
            <text:p>yilewen</text:p>
          </table:table-cell>
          <table:table-cell table:style-name="ce66" office:value-type="string" calcext:value-type="string">
            <text:p>Y</text:p>
          </table:table-cell>
          <table:table-cell table:style-name="ce69" office:value-type="string" calcext:value-type="string">
            <text:p>oriya</text:p>
          </table:table-cell>
          <table:table-cell table:style-name="ce80" office:value-type="string" calcext:value-type="string">
            <text:p>8kKzZtTdD</text:p>
          </table:table-cell>
          <table:table-cell table:style-name="ce80" office:value-type="string" calcext:value-type="string">
            <text:p>nyr</text:p>
          </table:table-cell>
          <table:table-cell table:style-name="ce80" office:value-type="string" calcext:value-type="string">
            <text:p>8pfbBsSlm</text:p>
          </table:table-cell>
          <table:table-cell table:style-name="ce84" office:value-type="string" calcext:value-type="string">
            <text:p>wiQ</text:p>
          </table:table-cell>
          <table:table-cell table:number-columns-repeated="1016"/>
        </table:table-row>
        <table:table-row table:style-name="ro3">
          <table:table-cell table:style-name="ce64" office:value-type="string" calcext:value-type="string">
            <text:p>V</text:p>
          </table:table-cell>
          <table:table-cell table:style-name="ce64" office:value-type="string" calcext:value-type="string">
            <text:p>welw</text:p>
          </table:table-cell>
          <table:table-cell table:style-name="ce66" office:value-type="string" calcext:value-type="string">
            <text:p>V</text:p>
          </table:table-cell>
          <table:table-cell table:style-name="ce69" office:value-type="string" calcext:value-type="string">
            <text:p>kxnnxda</text:p>
          </table:table-cell>
          <table:table-cell table:style-name="ce81" office:value-type="string" calcext:value-type="string">
            <text:p>8kKzZtTdD</text:p>
          </table:table-cell>
          <table:table-cell table:style-name="ce81" office:value-type="string" calcext:value-type="string">
            <text:p>nyr</text:p>
          </table:table-cell>
          <table:table-cell table:style-name="ce81" office:value-type="string" calcext:value-type="string">
            <text:p>8pfbBsSlm</text:p>
          </table:table-cell>
          <table:table-cell table:style-name="ce84" office:value-type="string" calcext:value-type="string">
            <text:p>arm</text:p>
          </table:table-cell>
          <table:table-cell table:number-columns-repeated="1016"/>
        </table:table-row>
        <table:table-row table:style-name="ro3"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dblun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jelugu</text:p>
          </table:table-cell>
          <table:table-cell table:style-name="ce82" office:value-type="string" calcext:value-type="string">
            <text:p>8kKzZtTdD</text:p>
          </table:table-cell>
          <table:table-cell table:style-name="ce82" office:value-type="string" calcext:value-type="string">
            <text:p>nyr</text:p>
          </table:table-cell>
          <table:table-cell table:style-name="ce82" office:value-type="string" calcext:value-type="string">
            <text:p>8pfbBsSlm</text:p>
          </table:table-cell>
          <table:table-cell table:style-name="ce84" office:value-type="string" calcext:value-type="string">
            <text:p>xpple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banglaenglosoftw8asc" svg:font-family="banglaenglosoftw8asc" style:font-pitch="variable"/>
    <style:font-face style:name="banglaenglosoftw8mono" svg:font-family="banglaenglosoftw8mono" style:font-pitch="fixed"/>
    <style:font-face style:name="binaryw115b" svg:font-family="binaryw115b" style:font-pitch="variable"/>
    <style:font-face style:name="binarywenglodotw8asc" svg:font-family="binarywenglodotw8asc" style:font-pitch="variable"/>
    <style:font-face style:name="binarywenglosoftw8asc" svg:font-family="binarywenglosoftw8asc" style:font-pitch="variable"/>
    <style:font-face style:name="gurmukhienglosoftw8asc" svg:font-family="gurmukhienglosoftw8asc" style:font-pitch="variable"/>
    <style:font-face style:name="gurmukhienglosoftw8mono" svg:font-family="gurmukhienglosoftw8mono" style:font-pitch="fixed"/>
    <style:font-face style:name="guzratienglosoftw8mono" svg:font-family="guzratienglosoftw8mono" style:font-pitch="fixed"/>
    <style:font-face style:name="heks115b" svg:font-family="heks115b" style:font-pitch="variable"/>
    <style:font-face style:name="heksenglodotw8asc" svg:font-family="heksenglodotw8asc" style:font-pitch="variable"/>
    <style:font-face style:name="hindienglodotw8asc" svg:font-family="hindienglodotw8asc" style:font-pitch="variable"/>
    <style:font-face style:name="hindienglosoftw8asc" svg:font-family="hindienglosoftw8asc" style:font-pitch="variable"/>
    <style:font-face style:name="hindienglosoftw8mono" svg:font-family="hindienglosoftw8mono" style:font-pitch="fixed"/>
    <style:font-face style:name="ing115b" svg:font-family="ing115b" style:font-pitch="variable"/>
    <style:font-face style:name="inglishenglodotw8asc" svg:font-family="inglishenglodotw8asc" style:font-pitch="variable"/>
    <style:font-face style:name="inglishenglosoftw8asc" svg:font-family="inglishenglosoftw8asc" style:font-pitch="variable"/>
    <style:font-face style:name="inglishenglosoftw8mono" svg:font-family="inglishenglosoftw8mono" style:font-pitch="fixed"/>
    <style:font-face style:name="kannadaenglosoftw8mono" svg:font-family="kannadaenglosoftw8mono" style:font-pitch="fixed"/>
    <style:font-face style:name="koreanenglosoftw8asc" svg:font-family="koreanenglosoftw8asc" style:font-pitch="variable"/>
    <style:font-face style:name="koreanenglosoftw8mono" svg:font-family="koreanenglosoftw8mono" style:font-pitch="variable"/>
    <style:font-face style:name="malayalamenglosoftw8asc" svg:font-family="malayalamenglosoftw8asc" style:font-pitch="variable"/>
    <style:font-face style:name="malayalamenglosoftw8mono" svg:font-family="malayalamenglosoftw8mono" style:font-pitch="fixed"/>
    <style:font-face style:name="oriyaenglosoftw8asc" svg:font-family="oriyaenglosoftw8asc" style:font-pitch="variable"/>
    <style:font-face style:name="oriyaenglosoftw8mono" svg:font-family="oriyaenglosoftw8mono" style:font-pitch="fixed"/>
    <style:font-face style:name="russianenglosoftw8asc" svg:font-family="russianenglosoftw8asc" style:font-pitch="variable"/>
    <style:font-face style:name="russianenglosoftw8mono" svg:font-family="russianenglosoftw8mono" style:font-pitch="variable"/>
    <style:font-face style:name="sinhalaenglosoftw8asc" svg:font-family="sinhalaenglosoftw8asc" style:font-pitch="variable"/>
    <style:font-face style:name="sinhalaenglosoftw8mono" svg:font-family="sinhalaenglosoftw8mono" style:font-pitch="fixed"/>
    <style:font-face style:name="tamilenglosoftw8asc" svg:font-family="tamilenglosoftw8asc" style:font-pitch="variable"/>
    <style:font-face style:name="tamilenglosoftw8mono" svg:font-family="tamilenglosoftw8mono" style:font-pitch="fixed"/>
    <style:font-face style:name="teluguenglosoftw8asc" svg:font-family="teluguenglosoftw8asc" style:font-pitch="variable"/>
    <style:font-face style:name="teluguenglosoftw8mono" svg:font-family="teluguenglosoftw8mono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3:01:52.326445686</meta:creation-date>
    <meta:generator>LibreOffice/7.3.7.2$Linux_X86_64 LibreOffice_project/30$Build-2</meta:generator>
    <dc:date>2025-06-28T16:07:15.373731304</dc:date>
    <meta:editing-duration>PT6H6M53S</meta:editing-duration>
    <meta:editing-cycles>35</meta:editing-cycles>
    <meta:document-statistic meta:table-count="4" meta:cell-count="273" meta:object-count="0"/>
  </office:meta>
</office:document-meta>
</file>